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624cm" fo:margin-right="0.566cm" fo:text-indent="0cm" style:auto-text-indent="false" style:page-number="auto"/>
    </style:style>
    <style:style style:name="P2" style:family="paragraph" style:parent-style-name="Standard">
      <style:paragraph-properties fo:margin-left="0.624cm" fo:margin-right="0.566cm" fo:line-height="20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624cm" fo:margin-right="0.566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624cm" fo:margin-right="0.566cm" fo:line-height="150%" fo:text-align="justify" style:justify-single-word="false" fo:text-indent="0cm" style:auto-text-indent="false"/>
      <style:text-properties fo:font-size="14pt" officeooo:rsid="00040ff6" style:font-size-asian="14pt" style:font-size-complex="14pt"/>
    </style:style>
    <style:style style:name="P5" style:family="paragraph" style:parent-style-name="Standard">
      <style:paragraph-properties fo:margin-left="0.624cm" fo:margin-right="0.566cm" fo:line-height="150%" fo:text-align="justify" style:justify-single-word="false" fo:text-indent="0cm" style:auto-text-indent="false"/>
      <style:text-properties fo:font-size="14pt" officeooo:rsid="00040ff6" officeooo:paragraph-rsid="00040ff6" style:font-size-asian="14pt" style:font-size-complex="14pt"/>
    </style:style>
    <style:style style:name="P6" style:family="paragraph" style:parent-style-name="Standard">
      <style:paragraph-properties fo:margin-left="0.624cm" fo:margin-right="0.566cm" fo:line-height="150%" fo:text-align="justify" style:justify-single-word="false" fo:text-indent="0cm" style:auto-text-indent="false"/>
      <style:text-properties fo:font-size="14pt" officeooo:rsid="00040ff6" officeooo:paragraph-rsid="000724bc" style:font-size-asian="14pt" style:font-size-complex="14pt"/>
    </style:style>
    <style:style style:name="P7" style:family="paragraph" style:parent-style-name="Standard">
      <style:paragraph-properties fo:margin-left="0.624cm" fo:margin-right="0.566cm" fo:line-height="150%" fo:text-align="center" style:justify-single-word="false" fo:text-indent="0cm" style:auto-text-indent="false"/>
      <style:text-properties fo:font-size="14pt" officeooo:rsid="00040ff6" officeooo:paragraph-rsid="00040ff6" style:font-size-asian="14pt" style:font-size-complex="14pt"/>
    </style:style>
    <style:style style:name="P8" style:family="paragraph" style:parent-style-name="Standard">
      <style:paragraph-properties fo:margin-left="0.624cm" fo:margin-right="0.566cm" fo:line-height="150%" fo:text-align="justify" style:justify-single-word="false" fo:text-indent="0cm" style:auto-text-indent="false"/>
      <style:text-properties fo:font-size="14pt" officeooo:rsid="000724bc" officeooo:paragraph-rsid="000724bc" style:font-size-asian="14pt" style:font-size-complex="14pt"/>
    </style:style>
    <style:style style:name="P9" style:family="paragraph" style:parent-style-name="Standard">
      <style:paragraph-properties fo:margin-left="0.624cm" fo:margin-right="0.566cm" fo:line-height="100%" fo:text-align="justify" style:justify-single-word="false" fo:text-indent="0cm" style:auto-text-indent="false" fo:break-before="page"/>
      <style:text-properties fo:font-size="14pt" officeooo:rsid="00040ff6" officeooo:paragraph-rsid="000724bc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  <style:text-properties style:font-name="T-FLEX Type A" fo:font-size="11pt" style:font-size-asian="11pt" style:font-size-complex="11pt"/>
    </style:style>
    <style:style style:name="P13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14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T-FLEX Type B"/>
    </style:style>
    <style:style style:name="P18" style:family="paragraph">
      <style:paragraph-properties fo:text-align="center"/>
      <style:text-properties fo:font-weight="normal" style:font-weight-asian="normal" style:font-weight-complex="normal"/>
    </style:style>
    <style:style style:name="P19" style:family="paragraph">
      <style:paragraph-properties fo:text-align="center" style:writing-mode="lr-tb"/>
    </style:style>
    <style:style style:name="T1" style:family="text">
      <style:text-properties officeooo:rsid="00040ff6"/>
    </style:style>
    <style:style style:name="T2" style:family="text">
      <style:text-properties officeooo:rsid="00054392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4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4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cm" svg:y1="27.556cm" svg:x2="20.381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cm" svg:y1="28.053cm" svg:x2="9.089cm" svg:y2="28.055cm">
          <text:p/>
        </draw:line>
        <draw:line draw:style-name="gr2" draw:text-style-name="P11" svg:x1="2.12cm" svg:y1="28.558cm" svg:x2="9.089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3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3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3">№ </text:span><text:span text:style-name="T3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3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3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3">Лист</text:span></text:p>
          </draw:text-box>
        </draw:frame>
        <draw:frame draw:style-name="gr4" draw:text-style-name="P17" svg:width="0.914cm" svg:height="0.599cm" svg:x="19.44cm" svg:y="28.257cm">
          <draw:text-box>
            <text:p text:style-name="P16"><text:span text:style-name="T4">18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8"><text:span text:style-name="T5">КР-АПИ(Ф)НГТУ-210200.65-(АВР09-1)-03-13</text:span></text:p>
          </draw:text-box>
        </draw:frame>
      </draw:g>
      <draw:g text:anchor-type="page" text:anchor-page-number="2" draw:z-index="15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cm" svg:y1="27.556cm" svg:x2="20.381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cm" svg:y1="28.053cm" svg:x2="9.089cm" svg:y2="28.055cm">
          <text:p/>
        </draw:line>
        <draw:line draw:style-name="gr2" draw:text-style-name="P11" svg:x1="2.12cm" svg:y1="28.558cm" svg:x2="9.089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3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3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3">№ </text:span><text:span text:style-name="T3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3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3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3">Лист</text:span></text:p>
          </draw:text-box>
        </draw:frame>
        <draw:frame draw:style-name="gr4" draw:text-style-name="P17" svg:width="0.914cm" svg:height="0.599cm" svg:x="19.44cm" svg:y="28.257cm">
          <draw:text-box>
            <text:p text:style-name="P16"><text:span text:style-name="T4">19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8"><text:span text:style-name="T5">КР-АПИ(Ф)НГТУ-210200.65-(АВР09-1)-03-13</text:span></text:p>
          </draw:text-box>
        </draw:frame>
      </draw:g>
      <text:p text:style-name="P1"/>
      <text:p text:style-name="P2"><text:tab/><text:span text:style-name="T1">7 Технология изготовления волноводно-щелевой антенны</text:span></text:p>
      <text:p text:style-name="P4"><text:tab/>Волноводно-щелевая антенна представляет собой прямоугольный волновод с прорезанными продольными щелями в широкой стенке. К материалу волновода предъявляются определенные требования: высокая удельная проводимость, механическая прочность, малый удельный вес, устойчивость к коррозии. В качестве материала волновода используется латунь особой марки – Л62-М [1], которая применяется для тянутых волноводных труб малого сечения, изготовляемых методом глубокой вытяжки.</text:p>
      <text:p text:style-name="P6"><text:tab/>Для обеспечения большей величины проводимости необходимо покрыть внутреннюю поверхность волновода серебром, обладающим высокой удельной проводимостью и хорошим сцеплением с латунью. </text:p>
      <text:p text:style-name="P6"><text:tab/>В первую очередь определим толщину скин слоя по следующей формуле:</text:p>
      <text:p text:style-name="P3"><text:span text:style-name="T1"><draw:frame draw:style-name="fr1" draw:name="Объект1" text:anchor-type="as-char" svg:y="-0.711cm" svg:width="3.087cm" svg:height="1.1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<text:p text:style-name="P6">где <text:tab/><draw:frame draw:style-name="fr1" draw:name="Объект2" text:anchor-type="as-char" svg:y="-0.377cm" svg:width="0.404cm" svg:height="0.467cm" draw:z-index="6"><draw:object xlink:href="./Object 2" xlink:type="simple" xlink:show="embed" xlink:actuate="onLoad"/><draw:image xlink:href="./ObjectReplacements/Object 2" xlink:type="simple" xlink:show="embed" xlink:actuate="onLoad"/></draw:frame>– частота рабочего диапазона, <draw:frame draw:style-name="fr1" draw:name="Объект3" text:anchor-type="as-char" svg:y="-0.377cm" svg:width="0.683cm" svg:height="0.467cm" draw:z-index="9"><draw:object xlink:href="./Object 3" xlink:type="simple" xlink:show="embed" xlink:actuate="onLoad"/><draw:image xlink:href="./ObjectReplacements/Object 3" xlink:type="simple" xlink:show="embed" xlink:actuate="onLoad"/></draw:frame>;</text:p>
      <text:p text:style-name="P6"><text:tab/><draw:frame draw:style-name="fr1" draw:name="Объект4" text:anchor-type="as-char" svg:y="-0.21cm" svg:width="0.457cm" svg:height="0.316cm" draw:z-index="1"><draw:object xlink:href="./Object 4" xlink:type="simple" xlink:show="embed" xlink:actuate="onLoad"/><draw:image xlink:href="./ObjectReplacements/Object 4" xlink:type="simple" xlink:show="embed" xlink:actuate="onLoad"/></draw:frame>– относительная магнитная проницаемость серебра и равна<draw:frame draw:style-name="fr1" draw:name="Объект7" text:anchor-type="as-char" svg:y="-0.377cm" svg:width="2.009cm" svg:height="0.467cm" draw:z-index="10"><draw:object xlink:href="./Object 7" xlink:type="simple" xlink:show="embed" xlink:actuate="onLoad"/><draw:image xlink:href="./ObjectReplacements/Object 7" xlink:type="simple" xlink:show="embed" xlink:actuate="onLoad"/></draw:frame>; <text:tab/><draw:frame draw:style-name="fr1" draw:name="Объект5" text:anchor-type="as-char" svg:y="-0.621cm" svg:width="3.052cm" svg:height="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6"><text:tab/><draw:frame draw:style-name="fr1" draw:name="Объект6" text:anchor-type="as-char" svg:y="-0.226cm" svg:width="0.48cm" svg:height="0.25cm" draw:z-index="11"><draw:object xlink:href="./Object 6" xlink:type="simple" xlink:show="embed" xlink:actuate="onLoad"/><draw:image xlink:href="./ObjectReplacements/Object 6" xlink:type="simple" xlink:show="embed" xlink:actuate="onLoad"/></draw:frame>– удельная электрическая проводимость серебра <draw:frame draw:style-name="fr1" draw:name="Объект8" text:anchor-type="as-char" svg:y="-0.619cm" svg:width="2.566cm" svg:height="0.998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7"><draw:frame draw:style-name="fr1" draw:name="Объект9" text:anchor-type="as-char" svg:y="-0.714cm" svg:width="10.266cm" svg:height="1.154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"><text:tab/><text:span text:style-name="T2">Толщина покрытия серебром </text:span><text:span text:style-name="T2"><draw:frame draw:style-name="fr1" draw:name="Объект10" text:anchor-type="as-char" svg:y="-0.402cm" svg:width="5.443cm" svg:height="0.557cm" draw:z-index="4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 Обычно для трехсантиметрового диапазона толщина серебряного покрытия выбирается равной </text:span><text:span text:style-name="T2"><draw:frame draw:style-name="fr1" draw:name="Объект12" text:anchor-type="as-char" svg:y="-0.377cm" svg:width="2.332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 Примем </text:span><text:span text:style-name="T2"><draw:frame draw:style-name="fr1" draw:name="Объект11" text:anchor-type="as-char" svg:y="-0.377cm" svg:width="2.044cm" svg:height="0.467cm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 В соответствии с выбранной толщиной покрытия и его назначением выбираем марку серебряного покрытия Ср.8 из приложения 11 [1]. Для такого типа покрытия требуется, чтобы чистота поверхности деталей до покрытия должна соответствовать седьмому классу.</text:span></text:p>
      <text:p text:style-name="P6"><text:span text:style-name="T2"><text:tab/>Щели будем заполнять полиэтиленом марки ДПЕ-1 ГХО.023.004 ТУ с относительной диэлектрической проницаемостью </text:span><text:span text:style-name="T2"><draw:frame draw:style-name="fr1" draw:name="Объект13" text:anchor-type="as-char" svg:y="-0.377cm" svg:width="1.598cm" svg:height="0.531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2">и тангенсом угла потерь </text:span><text:span text:style-name="T2"><draw:frame draw:style-name="fr1" draw:name="Объект14" text:anchor-type="as-char" svg:y="-0.437cm" svg:width="2.866cm" svg:height="0.557cm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2">. Эта марка полиэтилена обладает небольшой величиной </text:span></text:p>
      <text:p text:style-name="P9"/>
      <text:p text:style-name="P8">относительной диэлектрической проницаемости и обеспечивает наименьшие искажения поля в цепи. Для защиты волноводно-щелевой антенны (ВЩА) от климатических факторов и пыли закроем антенну пластиной из этой же марки полиэтил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17:57.147000000</dc:date>
    <meta:editing-duration>PT18M21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14" meta:page-count="2" meta:paragraph-count="12" meta:word-count="204" meta:character-count="1696" meta:non-whitespace-character-count="1486"/>
  </office:meta>
</office:document-meta>
</file>

<file path=Object 1/content.xml><?xml version="1.0" encoding="utf-8"?>
<math xmlns="http://www.w3.org/1998/Math/MathML">
  <semantics>
    <mrow>
      <mrow>
        <msub>
          <mi>t</mi>
          <mn>0</mn>
        </msub>
        <mo stretchy="false">=</mo>
        <msqrt>
          <mrow>
            <mfrac>
              <mn>1</mn>
              <mrow>
                <mrow>
                  <mrow>
                    <mrow>
                      <mrow>
                        <mo stretchy="false">π</mo>
                        <mo stretchy="false">⋅</mo>
                        <mi>f</mi>
                      </mrow>
                      <mo stretchy="false">⋅</mo>
                      <mo stretchy="false">μ</mo>
                    </mrow>
                    <mo stretchy="false">⋅</mo>
                    <msub>
                      <mo stretchy="false">μ</mo>
                      <mn>0</mn>
                    </msub>
                  </mrow>
                  <mo stretchy="false">⋅</mo>
                  <mo stretchy="false">σ</mo>
                </mrow>
              </mrow>
            </mfrac>
          </mrow>
        </msqrt>
      </mrow>
    </mrow>
    <annotation encoding="StarMath 5.0">t_0 = sqrt {1 over {%pi cdot f cdot %imu cdot %imu_0 cdot %sigma}}</annotation>
  </semantics>
</math>
</file>

<file path=Object 10/content.xml><?xml version="1.0" encoding="utf-8"?>
<math xmlns="http://www.w3.org/1998/Math/MathML">
  <semantics>
    <mrow>
      <mrow>
        <mrow>
          <mi>S</mi>
          <mo stretchy="false">⩾</mo>
          <mrow>
            <mfenced open="(" close=")">
              <mrow>
                <mrow>
                  <mn>3</mn>
                  <mo stretchy="false">÷</mo>
                  <mn>4</mn>
                </mrow>
              </mrow>
            </mfenced>
            <mo stretchy="false">⋅</mo>
            <msub>
              <mi>t</mi>
              <mn>0</mn>
            </msub>
          </mrow>
        </mrow>
        <mo stretchy="false">=</mo>
        <mfenced open="(" close=")">
          <mrow>
            <mrow>
              <mn>2,11</mn>
              <mo stretchy="false">÷</mo>
              <mn>2,82</mn>
            </mrow>
          </mrow>
        </mfenced>
      </mrow>
      <mi mathvariant="italic">мкм</mi>
    </mrow>
    <annotation encoding="StarMath 5.0">S geslant left (
	3 div 4
right ) cdot t_0 =
left (
	2,11 div 2,82
right ) мкм</annotation>
  </semantics>
</math>
</file>

<file path=Object 11/content.xml><?xml version="1.0" encoding="utf-8"?>
<math xmlns="http://www.w3.org/1998/Math/MathML">
  <semantics>
    <mrow>
      <mrow>
        <mi>S</mi>
        <mo stretchy="false">=</mo>
        <mn>10</mn>
      </mrow>
      <mi mathvariant="italic">мкм</mi>
    </mrow>
    <annotation encoding="StarMath 5.0">S = 10 мкм</annotation>
  </semantics>
</math>
</file>

<file path=Object 12/content.xml><?xml version="1.0" encoding="utf-8"?>
<math xmlns="http://www.w3.org/1998/Math/MathML">
  <semantics>
    <mrow>
      <mn>10</mn>
      <mo stretchy="false">…</mo>
      <mn>15</mn>
      <mi mathvariant="italic">мкм</mi>
    </mrow>
    <annotation encoding="StarMath 5.0">10 dotslow 15 мкм</annotation>
  </semantics>
</math>
</file>

<file path=Object 13/content.xml><?xml version="1.0" encoding="utf-8"?>
<math xmlns="http://www.w3.org/1998/Math/MathML">
  <semantics>
    <mrow>
      <mrow>
        <msub>
          <mo stretchy="false">ε</mo>
          <mi>r</mi>
        </msub>
        <mo stretchy="false">=</mo>
        <mn>2,55</mn>
      </mrow>
    </mrow>
    <annotation encoding="StarMath 5.0">%ivarepsilon_r = 2,55 </annotation>
  </semantics>
</math>
</file>

<file path=Object 14/content.xml><?xml version="1.0" encoding="utf-8"?>
<math xmlns="http://www.w3.org/1998/Math/MathML">
  <semantics>
    <mrow>
      <mi mathvariant="italic">tg</mi>
      <mrow>
        <mrow>
          <mo stretchy="false">(</mo>
          <mrow>
            <mo stretchy="false">δ</mo>
          </mrow>
          <mo stretchy="false">)</mo>
        </mrow>
        <mo stretchy="false">=</mo>
        <mrow>
          <mn>0,8</mn>
          <mo stretchy="false">⋅</mo>
          <msup>
            <mn>10</mn>
            <mrow>
              <mo stretchy="false">−</mo>
              <mn>3</mn>
            </mrow>
          </msup>
        </mrow>
      </mrow>
    </mrow>
    <annotation encoding="StarMath 5.0">tg(%idelta) = 0,8 cdot 10^-3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3/content.xml><?xml version="1.0" encoding="utf-8"?>
<math xmlns="http://www.w3.org/1998/Math/MathML">
  <semantics>
    <mrow>
      <mi mathvariant="italic">Гц</mi>
    </mrow>
    <annotation encoding="StarMath 5.0">Гц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5/content.xml><?xml version="1.0" encoding="utf-8"?>
<math xmlns="http://www.w3.org/1998/Math/MathML">
  <semantics>
    <mrow>
      <mrow>
        <msub>
          <mo stretchy="false">μ</mo>
          <mn>0</mn>
        </msub>
        <mo stretchy="false">=</mo>
        <mrow>
          <mrow>
            <mn>4</mn>
            <mo stretchy="false">⋅</mo>
            <mo stretchy="false">π</mo>
          </mrow>
          <mo stretchy="false">⋅</mo>
          <msup>
            <mn>10</mn>
            <mrow>
              <mo stretchy="false">−</mo>
              <mn>7</mn>
            </mrow>
          </msup>
        </mrow>
      </mrow>
      <mfrac>
        <mrow>
          <mi mathvariant="italic">Гн</mi>
        </mrow>
        <mrow>
          <mi>м</mi>
        </mrow>
      </mfrac>
    </mrow>
    <annotation encoding="StarMath 5.0">%imu_0 = 4 cdot %pi cdot 10^-7 {Гн}over{м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n>0,9999736</mn>
    </mrow>
    <annotation encoding="StarMath 5.0">0,9999736</annotation>
  </semantics>
</math>
</file>

<file path=Object 8/content.xml><?xml version="1.0" encoding="utf-8"?>
<math xmlns="http://www.w3.org/1998/Math/MathML">
  <semantics>
    <mrow>
      <mrow>
        <mn>6,139</mn>
        <mo stretchy="false">⋅</mo>
        <msup>
          <mn>10</mn>
          <mn>7</mn>
        </msup>
      </mrow>
      <mfrac>
        <mrow>
          <mi mathvariant="italic">Ом</mi>
        </mrow>
        <mrow>
          <mi>м</mi>
        </mrow>
      </mfrac>
    </mrow>
    <annotation encoding="StarMath 5.0">6,139 cdot 10^7 {Ом} over {м}</annotation>
  </semantics>
</math>
</file>

<file path=Object 9/content.xml><?xml version="1.0" encoding="utf-8"?>
<math xmlns="http://www.w3.org/1998/Math/MathML">
  <semantics>
    <mrow>
      <mrow>
        <mrow>
          <msub>
            <mi>t</mi>
            <mn>0</mn>
          </msub>
          <mo stretchy="false">=</mo>
          <msqrt>
            <mrow>
              <mfrac>
                <mn>1</mn>
                <mrow>
                  <mrow>
                    <mrow>
                      <mrow>
                        <mrow>
                          <mrow>
                            <mrow>
                              <mrow>
                                <mrow>
                                  <mo stretchy="false">π</mo>
                                  <mo stretchy="false">⋅</mo>
                                  <mn>8,33</mn>
                                </mrow>
                                <mo stretchy="false">⋅</mo>
                                <msup>
                                  <mn>10</mn>
                                  <mn>9</mn>
                                </msup>
                              </mrow>
                              <mo stretchy="false">⋅</mo>
                              <mn>0,9999736</mn>
                            </mrow>
                            <mo stretchy="false">⋅</mo>
                            <mn>4</mn>
                          </mrow>
                          <mo stretchy="false">⋅</mo>
                          <mo stretchy="false">π</mo>
                        </mrow>
                        <mo stretchy="false">⋅</mo>
                        <msup>
                          <mn>10</mn>
                          <mrow>
                            <mo stretchy="false">−</mo>
                            <mn>7</mn>
                          </mrow>
                        </msup>
                      </mrow>
                      <mo stretchy="false">⋅</mo>
                      <mn>6,139</mn>
                    </mrow>
                    <mo stretchy="false">⋅</mo>
                    <msup>
                      <mn>10</mn>
                      <mn>7</mn>
                    </msup>
                  </mrow>
                </mrow>
              </mfrac>
            </mrow>
          </msqrt>
        </mrow>
        <mo stretchy="false">=</mo>
        <mn>703,8</mn>
      </mrow>
      <mi mathvariant="italic">нм</mi>
    </mrow>
    <annotation encoding="StarMath 5.0">t_0 = sqrt {1 over {
%pi cdot 
8,33 cdot 10^9 cdot
0,9999736 cdot
4 cdot %pi cdot 10^-7 cdot
6,139 cdot 10^7}} = 703,8 нм</annotation>
  </semantics>
</math>
</file>